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547de" officeooo:paragraph-rsid="001547de"/>
    </style:style>
    <style:style style:name="P2" style:family="paragraph" style:parent-style-name="Title">
      <style:text-properties officeooo:rsid="001547de" officeooo:paragraph-rsid="001547de"/>
    </style:style>
    <style:style style:name="P3" style:family="paragraph" style:parent-style-name="Text_20_body">
      <style:text-properties officeooo:rsid="001a81e9" officeooo:paragraph-rsid="001a81e9"/>
    </style:style>
    <style:style style:name="P4" style:family="paragraph" style:parent-style-name="Text_20_body">
      <style:text-properties officeooo:rsid="001f7484" officeooo:paragraph-rsid="001f7484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1a81e9" officeooo:paragraph-rsid="001a81e9"/>
    </style:style>
    <style:style style:name="P6" style:family="paragraph" style:parent-style-name="Heading_20_2">
      <style:text-properties officeooo:rsid="001a81e9" officeooo:paragraph-rsid="001a81e9"/>
    </style:style>
    <style:style style:name="P7" style:family="paragraph" style:parent-style-name="Heading_20_1">
      <style:text-properties officeooo:rsid="001547de" officeooo:paragraph-rsid="001547de"/>
    </style:style>
    <style:style style:name="P8" style:family="paragraph" style:parent-style-name="Heading_20_1">
      <style:text-properties officeooo:rsid="001a81e9" officeooo:paragraph-rsid="001a81e9"/>
    </style:style>
    <style:style style:name="P9" style:family="paragraph" style:parent-style-name="Heading_20_1">
      <style:text-properties officeooo:rsid="001f7484" officeooo:paragraph-rsid="001f7484"/>
    </style:style>
    <style:style style:name="T1" style:family="text">
      <style:text-properties officeooo:rsid="001719d7"/>
    </style:style>
    <style:style style:name="T2" style:family="text">
      <style:text-properties officeooo:rsid="001e2e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отокол синхронизации сети</text:p>
      <text:h text:style-name="P7" text:outline-level="1">Сигналы синхронизации</text:h>
      <text:h text:style-name="Heading_20_2" text:outline-level="2">Источник сигналов синхронизации</text:h>
      <text:p text:style-name="P1">Источником сигналов синхронизации является точка доступа. <text:span text:style-name="T1">Сигнал синхронизации содержит время прошедшее от начала TNI и значение часов реального времени. Сигнал синхронизации сети транслируется <text:s/>с периодичностью в 2-3 минуты. Пакет содержит поле ETX. Узлы должны синхронизироваться с пакетом принадлежащим их сети (NETID) и имеющим значение ETX менньшее чем у самого узла. Такой алгоритм заставляет синхронизироваться только с узлами находящимеся ближе к маршрутизатору.</text:span></text:p>
      <text:h text:style-name="P6" text:outline-level="2">Синхронизация с сетью</text:h>
      <text:p text:style-name="P5">После приема пакет синхронизации, узел корректирует ход таймера, отвечающего за работу синхронизации. Только после этого узел <text:span text:style-name="T2">может </text:span>ретранслирует пакет синхронизации. <text:span text:style-name="T2">Ретрансляция пакета возможна в течении 10 минут после последней синхронизации с сетью.</text:span></text:p>
      <text:h text:style-name="P8" text:outline-level="1">Начальная синхронизация с сетью</text:h>
      <text:p text:style-name="P3">После включения узел перебирая радио каналы ищет сигнал синхронизации.</text:p>
      <text:h text:style-name="P9" text:outline-level="1">Синхронизация RTC</text:h>
      <text:p text:style-name="P4">Так как синхронизация происходит в начале первой секунды (Тайм слот 0), часы узлов будут расходиться не более чем на 10 мс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9:51:54.626440747</meta:creation-date>
    <meta:generator>LibreOffice/6.0.7.3$Linux_X86_64 LibreOffice_project/00m0$Build-3</meta:generator>
    <dc:date>2019-08-27T10:15:20.876330217</dc:date>
    <meta:editing-duration>PT21M10S</meta:editing-duration>
    <meta:editing-cycles>8</meta:editing-cycles>
    <meta:document-statistic meta:table-count="0" meta:image-count="0" meta:object-count="0" meta:page-count="1" meta:paragraph-count="10" meta:word-count="140" meta:character-count="1064" meta:non-whitespace-character-count="933"/>
  </office:meta>
</office:document-meta>
</file>